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wiss" style:font-pitch="variable" style:name="Arial" svg:font-family="Arial"/>
  </office:font-face-decls>
  <office:automatic-styles>
    <style:style style:family="paragraph" style:name="a6dff4d" style:parent-style-name="Standard">
      <style:text-properties style:font-name="Arial" style:font-name-complex="Arial"/>
    </style:style>
    <style:style style:family="paragraph" style:name="a84cc59" style:parent-style-name="Standard">
      <style:text-properties style:font-name="Arial" style:font-name-complex="Arial"/>
    </style:style>
    <style:style style:family="paragraph" style:name="af99150" style:parent-style-name="Standard">
      <style:text-properties style:font-name="Arial" style:font-name-complex="Arial"/>
    </style:style>
    <style:style style:family="paragraph" style:name="a84b778" style:parent-style-name="Standard">
      <style:text-properties style:font-name="Arial" style:font-name-complex="Arial"/>
    </style:style>
    <style:style style:family="paragraph" style:name="a5c78f2" style:parent-style-name="Standard">
      <style:text-properties style:font-name="Arial" style:font-name-complex="Arial"/>
    </style:style>
  </office:automatic-styles>
  <office:body>
    <office:text>
      <text:p text:style-name="a5c78f2">Test<text:s/></text:p>
      <text:p text:style-name="a84b778">und</text:p>
      <text:p text:style-name="af99150">Svante</text:p>
      <text:p text:style-name="a84cc59">guckt zu</text:p>
      <text:p text:style-name="a6dff4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Liberation Serif1" style:font-name-asian="DejaVu Sans1" style:font-name-complex="DejaVu Sans1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FreeSans" style:font-size-asian="14.0pt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Liberation Sans1" style:font-name-asian="DejaVu Sans1" style:font-name-complex="DejaVu Sans1" style:font-size-asian="14.0pt"/>
    </style:style>
    <style:style style:family="paragraph" style:name="Verzeichnis" style:parent-style-name="Standard"/>
    <style:style style:family="paragraph" style:name="Beschriftung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/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text" style:name="Absatz-Standardschriftart" style:parent-style-name="default_character_style"/>
    <style:default-style style:family="graphic">
      <style:text-properties fo:country="DE" fo:font-size="12.0pt" fo:language="de" style:font-name="Liberation Serif" style:font-name-asian="DejaVu Sans" style:font-name-complex="FreeSans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3S</meta:editing-duration>
  </office:meta>
</office:document-meta>
</file>